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yecto Aprende Árabe Clásico.</text:p>
      <text:p text:style-name="Standard"/>
      <text:p text:style-name="Standard">Proyecto del Grupo formado por Najim Aghmir, Raúl Rubio y David Dávila para el curso segundo de DAW de 2013/2014.</text:p>
      <text:p text:style-name="Standard"/>
      <text:p text:style-name="P3">Motivo</text:p>
      <text:p text:style-name="P1"/>
      <text:p text:style-name="Standard">Los tiempos que corren invitan a la migración de masas por todo el mundo, cada vez más la gente recurre a buscar su futuro donde se lo puedan ofrecer, a sacrificar tiempo y dinero, a dejar atrás todo el pasado, en definitiva, a dar un portazo a la vida esperada por una inversión personal que ha largo plazo proporcione una estabilidad laboral y del mismo modo económica.</text:p>
      <text:p text:style-name="Standard"/>
      <text:p text:style-name="Standard">Creemos, apoyamos y <text:s/>apostamos desde este grupo de trabajo, por el desarrollo personal e intelectual y la actitud auto-emprendedora.</text:p>
      <text:p text:style-name="Standard"/>
      <text:p text:style-name="P1">La importancia del Árabe</text:p>
      <text:p text:style-name="Standard"/>
      <text:p text:style-name="Standard">Es el octavo idioma más hablado en el mundo (en número de hablantes nativos) y es la única lengua oficial en veinte países y cooficial en al menos otros seis, y una de las seis lenguas oficiales de la Organización de Naciones Unidas. </text:p>
      <text:p text:style-name="Standard"/>
      <text:p text:style-name="Standard">Este exótico idioma, viene puro desde una de las culturas más antiguas de la civilización, una cultura que a priori nos han hecho tratar de radical. Nosotros abogamos por un acercamiento a sus costumbres, a su gente y a su idioma.</text:p>
      <text:p text:style-name="Standard"/>
      <text:p text:style-name="Standard"/>
      <text:p text:style-name="P1"/>
      <text:p text:style-name="P3">“Aprende Árabe Clásico”</text:p>
      <text:p text:style-name="P3"/>
      <text:p text:style-name="P1">Objetivos</text:p>
      <text:p text:style-name="P1"/>
      <text:p text:style-name="P2">La intención de esta aplicación web es que se aprenda a modo de juego el vocabulario y la gramática suficiente como para poder mantener una conversación básica en este idioma.</text:p>
      <text:p text:style-name="P2"/>
      <text:p text:style-name="P1">Planteamiento</text:p>
      <text:p text:style-name="P1"/>
      <text:p text:style-name="P2">El usuario tendrá que registrarse_/loggearse en el programa, se le hará una explicación de la lección y podrá elegir entre tipos de juegos (exámenes).</text:p>
      <text:p text:style-name="P2"><text:tab/>1.De lectura</text:p>
      <text:p text:style-name="P2"><text:tab/>2.Elegir la imagen correcta.</text:p>
      <text:p text:style-name="P2"><text:tab/>3.De sonido.</text:p>
      <text:p text:style-name="P2">Cada juego constará de 10 preguntas. Una vez completados los tres juegos podrá pasar a la siguiente lección.</text:p>
      <text:p text:style-name="P2"/>
      <text:p text:style-name="P2">El usuario dispondrá de 4 vidas por juego. Cada error le restará una, y en el caso de que se quede sin vidas tendrá que repetir el juego entero.</text:p>
      <text:p text:style-name="P2">Si supera el juego con éxito se le introducirá a la lección siguiente.</text:p>
      <text:p text:style-name="P2"/>
      <text:p text:style-name="P2">Si consigue completar un juego sin haber gastado vidas se le proporcionará una estrella, que podrá gastarla cuando no sepa una pregunta de cualquier lección futura.</text:p>
      <text:p text:style-name="P2">Las estrellas son comodines para cambiar una pregunta que no tengas muy clara por otra sin restar vidas.</text:p>
      <text:p text:style-name="P2"><text:soft-page-break/></text:p>
      <text:p text:style-name="P2"/>
      <text:p text:style-name="P2"/>
      <text:p text:style-name="P2"/>
      <text:p text:style-name="P1">Lecciones</text:p>
      <text:p text:style-name="P1"/>
      <text:p text:style-name="P1"/>
      <text:list xml:id="list30378714" text:style-name="L1">
        <text:list-item>
          <text:p text:style-name="P4">El alfabeto</text:p>
        </text:list-item>
        <text:list-item>
          <text:p text:style-name="P4">Gramática I (Explicación sobre el posicionamiento de las letras)</text:p>
        </text:list-item>
        <text:list-item>
          <text:p text:style-name="P4">Introducción (Damma, Fatha, Kasra)</text:p>
        </text:list-item>
        <text:list-item>
          <text:p text:style-name="P4">Vocabulario Básico (Familiares)</text:p>
        </text:list-item>
        <text:list-item>
          <text:p text:style-name="P4">Lectura y traducción I</text:p>
        </text:list-item>
        <text:list-item>
          <text:p text:style-name="P4">Números</text:p>
        </text:list-item>
        <text:list-item>
          <text:p text:style-name="P4">Diálogo</text:p>
        </text:list-item>
        <text:list-item>
          <text:p text:style-name="P4">Vocabulario II (Transportes)</text:p>
        </text:list-item>
        <text:list-item>
          <text:p text:style-name="P4">Pronombres Personales y Verbos Básicos.</text:p>
        </text:list-item>
        <text:list-item>
          <text:p text:style-name="P4"/>
        </text:list-item>
      </text:list>
      <text:p text:style-name="Standard"/>
      <text:p text:style-name="Standard"/>
      <text:p text:style-name="Standard">Existirá un <text:span text:style-name="T1">ranking</text:span> de los usuarios que sepan más Árab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7T09:51:55.75</meta:creation-date>
    <dc:date>2013-09-17T11:05:01.90</dc:date>
    <meta:editing-duration>PT24M5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32" meta:word-count="423" meta:character-count="2482"/>
  </office:meta>
</office:document-meta>
</file>